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Hyperlink"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Normal" style:family="paragraph">
      <style:text-properties fo:font-weight="bold" style:font-weight-asian="bold" style:font-weight-complex="bold"/>
    </style:style>
    <style:style style:name="P14" style:parent-style-name="ListParagraph" style:list-style-name="LFO2" style:family="paragraph"/>
    <style:style style:name="P15" style:parent-style-name="ListParagraph" style:list-style-name="LFO2" style:family="paragraph"/>
    <style:style style:name="P16" style:parent-style-name="ListParagraph" style:list-style-name="LFO2" style:family="paragraph"/>
    <style:style style:name="P17" style:parent-style-name="ListParagraph" style:list-style-name="LFO2" style:family="paragraph"/>
    <style:style style:name="P18" style:parent-style-name="ListParagraph" style:list-style-name="LFO2" style:family="paragraph"/>
    <style:style style:name="P19" style:parent-style-name="Normal" style:family="paragraph">
      <style:text-properties fo:font-weight="bold" style:font-weight-asian="bold" style:font-weight-complex="bold"/>
    </style:style>
  </office:automatic-styles>
  <office:body>
    <office:text text:use-soft-page-breaks="true">
      <text:p text:style-name="P1">Name: Zak Osman</text:p>
      <text:p text:style-name="P2">StudentID: R00237642</text:p>
      <text:p text:style-name="Normal"><text:span text:style-name="T3">Website link:<text:s/></text:span><text:a xlink:href="https://blackrockdental.wpcomstaging.com/" office:target-frame-name="_top" xlink:show="replace"><text:span text:style-name="T4">https://blackrockdental.wpcomstaging.com/</text:span></text:a><text:span text:style-name="T5"><text:s/></text:span></text:p>
      <text:p text:style-name="P6">Why I Chose the Blackrock Dental Website:</text:p>
      <text:p text:style-name="Normal">The Blackrock Dental website initially presented itself as a functional yet outdated platform. Its layout, design elements, and overall user navigation system appeared to be from an earlier era of web design, which instantly marked it as a prime candidate for this improvement project.</text:p>
      <text:p text:style-name="P7">Identified Issues with the Original UI:</text:p>
      <text:list text:style-name="LFO1" text:continue-numbering="true">
        <text:list-item>
          <text:p text:style-name="P8">Outdated Design: The site's visual appeal was hindered by an outdated colour scheme, lack of engaging imagery, and a generic layout that did not resonate with contemporary web aesthetics.</text:p>
        </text:list-item>
        <text:list-item>
          <text:p text:style-name="P9">Navigation Challenges: The site's navigation was clunky and non-intuitive, making it difficult for visitors to easily locate key information such as dental services and contact details.</text:p>
        </text:list-item>
        <text:list-item>
          <text:p text:style-name="P10">Limited Responsiveness: The website was not optimized for mobile devices, a critical shortfall in today's predominantly mobile internet usage.</text:p>
        </text:list-item>
        <text:list-item>
          <text:p text:style-name="P11">Accessibility Shortcomings: Essential accessibility features were notably absent, hindering the site's usability for people with disabilities.</text:p>
        </text:list-item>
        <text:list-item>
          <text:p text:style-name="P12">Content Layout Issues: The information was poorly structured, leading to a less engaging and often confusing user experience.</text:p>
        </text:list-item>
      </text:list>
      <text:p text:style-name="P13">How I Improved the Website:</text:p>
      <text:list text:style-name="LFO2" text:continue-numbering="true">
        <text:list-item>
          <text:p text:style-name="P14">Design Overhaul: I introduced a modern, clean, and visually appealing design. The new color scheme and updated graphics made the website more attractive and inviting.</text:p>
        </text:list-item>
        <text:list-item>
          <text:p text:style-name="P15">Improved Navigation: The website's navigation structure was reorganized for simplicity and ease of use, ensuring quick access to all important sections.</text:p>
        </text:list-item>
        <text:list-item>
          <text:p text:style-name="P16">Responsive Design Implementation: I redesigned the site to be responsive, guaranteeing a smooth and consistent experience across various devices, including smartphones and tablets.</text:p>
        </text:list-item>
        <text:list-item>
          <text:p text:style-name="P17">Incorporating Accessibility Features: I implemented key web accessibility standards to ensure the site is usable by people with diverse abilities.</text:p>
        </text:list-item>
        <text:list-item>
          <text:p text:style-name="P18">Optimizing Content Presentation: The content was strategically restructured and presented in a more user-friendly manner, focusing on clarity and engagement.</text:p>
        </text:list-item>
      </text:list>
      <text:p text:style-name="P19">Conclusion:</text:p>
      <text:p text:style-name="Normal">The project was a significant step in enhancing the digital presence of Blackrock Dental. By addressing these critical areas, the website is now not only more aesthetically pleasing but also more functional and accessible to a broader audien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zakariye osman</meta:initial-creator>
    <dc:creator>zakariye osman</dc:creator>
    <meta:creation-date>2023-11-24T09:39:00Z</meta:creation-date>
    <dc:date>2023-11-24T11:39:00Z</dc:date>
    <meta:template xlink:href="Normal.dotm" xlink:type="simple"/>
    <meta:editing-cycles>1</meta:editing-cycles>
    <meta:editing-duration>PT7200S</meta:editing-duration>
    <meta:document-statistic meta:page-count="1" meta:paragraph-count="4" meta:word-count="357" meta:character-count="2391" meta:row-count="16" meta:non-whitespace-character-count="2038"/>
  </office:meta>
</office:document-meta>
</file>